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May lower opponent's Sp. Def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text:span> Sp. Atk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text:span> Sp. Def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1"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1" office:value-type="string" calcext:value-type="string">
            <text:p><text:span text:style-name="T4">相手の</text:span><text:span text:style-name="T5">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1" office:value-type="string" calcext:value-type="string">
            <text:p><text:span text:style-name="T4">相手の</text:span><text:span text:style-name="T5">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1" office:value-type="string" calcext:value-type="string">
            <text:p><text:span text:style-name="T4">相手の</text:span><text:span text:style-name="T5">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1" office:value-type="string" calcext:value-type="string">
            <text:p><text:span text:style-name="T4">相手の</text:span><text:span text:style-name="T5">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1" office:value-type="string" calcext:value-type="string">
            <text:p>相手の回避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1"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1" office:value-type="string" calcext:value-type="string">
            <text:p><text:span text:style-name="T4">相手の</text:span><text:span text:style-name="T5">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1" office:value-type="string" calcext:value-type="string">
            <text:p><text:span text:style-name="T4">相手の</text:span><text:span text:style-name="T5">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1" office:value-type="string" calcext:value-type="string">
            <text:p><text:span text:style-name="T4">相手の</text:span><text:span text:style-name="T5">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1" office:value-type="string" calcext:value-type="string">
            <text:p><text:span text:style-name="T4">相手の</text:span><text:span text:style-name="T5">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3">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3">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3">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3">
          <table:table-cell office:value-type="string" calcext:value-type="string">
            <text:p>low-slf-spdef-two</text:p>
          </table:table-cell>
          <table:table-cell office:value-type="string" calcext:value-type="string">
            <text:p><text:span text:style-name="T1">Lowers user's Sp. Def</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Raises user's Sp. Atk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Raises user's Sp. Def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2">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2">
          <table:table-cell office:value-type="string" calcext:value-type="string">
            <text:p>scale-hp</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1"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1"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1"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1"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1"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1"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1">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06T22:18:22.000625969</dc:date>
    <meta:editing-duration>PT15H14M21S</meta:editing-duration>
    <meta:editing-cycles>41</meta:editing-cycles>
    <meta:generator>LibreOffice/7.3.7.2$Linux_X86_64 LibreOffice_project/30$Build-2</meta:generator>
    <meta:document-statistic meta:table-count="1" meta:cell-count="327" meta:object-count="0"/>
  </office:meta>
</office:document-meta>
</file>